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lgemeines</text:p>
      <text:p text:style-name="P2">Dynamische Variablen</text:p>
      <text:p text:style-name="Standard"><text:tab/>-keine statischen typen</text:p>
      <text:p text:style-name="Standard"><text:tab/>-bsp.:</text:p>
      <text:p text:style-name="Standard"><text:tab/><text:tab/>var i = "hallo" -&gt; i ist ein String</text:p>
      <text:p text:style-name="Standard"><text:tab/>-Typen:</text:p>
      <text:p text:style-name="Standard"><text:tab/><text:tab/>-Number</text:p>
      <text:p text:style-name="Standard"><text:tab/><text:tab/>-String</text:p>
      <text:p text:style-name="Standard"><text:tab/><text:tab/>-Boolean</text:p>
      <text:p text:style-name="Standard"><text:tab/><text:tab/>-Array</text:p>
      <text:p text:style-name="Standard"><text:tab/><text:tab/>-Function</text:p>
      <text:p text:style-name="Standard"><text:tab/><text:tab/>-Object</text:p>
      <text:p text:style-name="Standard"><text:tab/><text:tab/>-Typen werden leicht umgewandelt</text:p>
      <text:p text:style-name="Standard"/>
      <text:p text:style-name="Standard">Im Browser:</text:p>
      <text:p text:style-name="Standard"><text:tab/>-&lt;script&gt;-Tag</text:p>
      <text:p text:style-name="Standard"><text:tab/>-&lt;script src="script.js"&gt;&lt;/script&gt;</text:p>
      <text:p text:style-name="Standard"><text:tab/>-window-object</text:p>
      <text:p text:style-name="Standard"><text:tab/><text:tab/>-enthält HTML uns CSS</text:p>
      <text:p text:style-name="Standard"><text:tab/><text:tab/>-is einfach enthalten</text:p>
      <text:p text:style-name="Standard"><text:tab/><text:tab/>-window.document -&gt; Dokument manipulieres</text:p>
      <text:p text:style-name="Standard"><text:tab/><text:tab/><text:tab/>-wie ein Baum strukturie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3M10S</meta:editing-duration>
    <meta:editing-cycles>7</meta:editing-cycles>
    <meta:generator>OpenOffice.org/3.4.1$Win32 OpenOffice.org_project/341m1$Build-9593</meta:generator>
    <dc:date>2012-12-11T10:47:37.96</dc:date>
    <meta:document-statistic meta:table-count="0" meta:image-count="0" meta:object-count="0" meta:page-count="1" meta:paragraph-count="21" meta:word-count="48" meta:character-count="390"/>
    <meta:user-defined meta:name="Info 1"/>
    <meta:user-defined meta:name="Info 2"/>
    <meta:user-defined meta:name="Info 3"/>
    <meta:user-defined meta:name="Info 4"/>
  </office:meta>
</office:document-meta>
</file>